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94bd5e" draw:textarea-horizontal-align="center" draw:textarea-vertical-align="middle"/>
    </style:style>
    <style:style style:name="gr2" style:family="graphic" style:parent-style-name="standard">
      <style:graphic-properties draw:stroke="dash" draw:stroke-dash="Dashed_20__28_var_29_" svg:stroke-color="#94bd5e" draw:fill="none" draw:fill-color="#94bd5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54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24.54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pr1" style:family="presentation" style:parent-style-name="template1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paragraph-properties fo:margin-left="0cm" fo:margin-right="0cm" fo:text-indent="0cm"/>
      <style:text-properties fo:color="#004586" fo:font-family="'DejaVu Serif'" style:font-family-generic="roman" style:font-pitch="variable" fo:font-size="32pt" style:font-size-asian="32pt" style:font-size-complex="32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color="#004586" fo:font-family="'DejaVu Serif'" style:font-family-generic="roman" style:font-pitch="variable" fo:font-size="32pt" style:font-size-asian="32pt" style:font-size-complex="32pt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fo:text-indent="0cm"/>
      <style:text-properties fo:color="#004586" fo:font-family="'DejaVu Serif'" style:font-family-generic="roman" style:font-pitch="variable" fo:font-size="22pt" style:font-size-asian="22pt" style:font-size-complex="22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0cm" fo:margin-right="0cm" fo:line-height="150%" fo:text-indent="0cm"/>
    </style:style>
    <style:style style:name="P11" style:family="paragraph">
      <style:paragraph-properties fo:margin-left="0cm" fo:margin-right="0cm" fo:line-height="150%" fo:text-indent="0cm"/>
      <style:text-properties fo:color="#4c4c4c" fo:font-family="'DejaVu Serif'" style:font-family-generic="roman" style:font-pitch="variable" fo:font-size="18pt" style:font-size-asian="18pt" style:font-size-complex="18pt"/>
    </style:style>
    <style:style style:name="T1" style:family="text">
      <style:text-properties fo:color="#628cc6" fo:font-family="'DejaVu Serif'" style:font-family-generic="roman" style:font-pitch="variable" fo:font-size="32pt" style:font-size-asian="32pt" style:font-size-complex="32pt"/>
    </style:style>
    <style:style style:name="T2" style:family="text">
      <style:text-properties fo:color="#4c4c4c" fo:font-family="'DejaVu Serif'" style:font-family-generic="roman" style:font-pitch="variable" fo:font-size="17pt" style:font-size-asian="17pt" style:font-size-complex="17pt"/>
    </style:style>
    <style:style style:name="T3" style:family="text">
      <style:text-properties fo:color="#628cc6" fo:font-family="'DejaVu Serif'" style:font-family-generic="roman" style:font-pitch="variable" fo:font-size="22pt" style:font-size-asian="22pt" style:font-size-complex="22pt"/>
    </style:style>
    <style:style style:name="T4" style:family="text">
      <style:text-properties fo:color="#4c4c4c" fo:font-family="'DejaVu Serif'" style:font-family-generic="roman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emplate1" presentation:presentation-page-layout-name="AL1T0">
        <office:forms form:automatic-focus="false" form:apply-design-mode="false"/>
        <draw:rect draw:style-name="gr1" draw:text-style-name="P1" draw:layer="layout" svg:width="15.875cm" svg:height="2.54cm" svg:x="0.635cm" svg:y="13.33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4" draw:layer="layout" svg:width="8.041cm" svg:height="2.267cm" svg:x="16.6cm" svg:y="13.473cm">
          <draw:text-box>
            <text:p text:style-name="P2"><text:span text:style-name="T1">Sérgio Lopes</text:span></text:p>
            <text:p text:style-name="P3"><text:span text:style-name="T2"/></text:p>
          </draw:text-box>
        </draw:frame>
        <draw:rect draw:style-name="gr1" draw:text-style-name="P1" draw:layer="layout" svg:width="2.54cm" svg:height="2.54cm" svg:x="24.765cm" svg:y="13.335cm">
          <text:p/>
        </draw:rect>
        <draw:frame draw:style-name="gr4" draw:text-style-name="P6" draw:layer="layout" svg:width="25.686cm" svg:height="3.584cm" svg:x="1.459cm" svg:y="1.5cm">
          <draw:text-box>
            <text:p text:style-name="P5"><text:span text:style-name="T1">Programação em C/C++ - Estrutura Básica </text:span></text:p>
            <text:p text:style-name="P5"><text:span text:style-name="T1">E Conceitos Fundamentais</text:span></text:p>
            <text:p text:style-name="P5"><text:span text:style-name="T2"/></text:p>
          </draw:text-box>
        </draw:frame>
        <draw:frame draw:style-name="gr3" draw:text-style-name="P4" draw:layer="layout" svg:width="8.041cm" svg:height="2.267cm" svg:x="16.601cm" svg:y="13.474cm">
          <draw:text-box>
            <text:p text:style-name="P2"><text:span text:style-name="T1">Sérgio Lopes</text:span></text:p>
            <text:p text:style-name="P3"><text:span text:style-name="T2"/></text:p>
          </draw:text-box>
        </draw:frame>
        <draw:frame draw:style-name="gr3" draw:text-style-name="P4" draw:layer="layout" svg:width="8.041cm" svg:height="2.267cm" svg:x="16.601cm" svg:y="13.474cm">
          <draw:text-box>
            <text:p text:style-name="P2"><text:span text:style-name="T1">Sérgio Lopes</text:span></text:p>
            <text:p text:style-name="P3"><text:span text:style-name="T2"/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805cm" svg:height="1.905cm" svg:x="8.5cm" svg:y="14.605cm">
          <text:p/>
        </draw:rect>
        <draw:frame draw:style-name="gr6" draw:text-style-name="P8" draw:layer="layout" svg:width="4.634cm" svg:height="1.153cm" svg:x="3.446cm" svg:y="14.981cm">
          <draw:text-box>
            <text:p text:style-name="P2"><text:span text:style-name="T3">Objectivo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7" draw:layer="layout" svg:width="23cm" svg:height="5cm" svg:x="3cm" svg:y="3cm">
          <draw:text-box>
            <text:list text:style-name="L2">
              <text:list-item>
                <text:list>
                  <text:list-item>
                    <text:p>Introdução ao módulo “Programação em C/C++ - Estruturas Básicas e <text:tab/><text:tab/>Conceitos Fundamentais”</text:p>
                  </text:list-item>
                  <text:list-item>
                    <text:p>Objectivos Definidos para o Módulo</text:p>
                  </text:list-item>
                  <text:list-item>
                    <text:p>Metodologias Aplicad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6" draw:text-style-name="P8" draw:layer="layout" svg:width="4.359cm" svg:height="1.153cm" svg:x="3.446cm" svg:y="2.281cm">
          <draw:text-box>
            <text:p text:style-name="P2"><text:span text:style-name="T3">O Módulo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8" draw:text-style-name="P11" draw:layer="layout" svg:width="19.915cm" svg:height="8.89cm" svg:x="5.585cm" svg:y="5.61cm">
          <draw:text-box>
            <text:p text:style-name="P10"><text:span text:style-name="T4">Módulo introdutório à matéria de programação</text:span></text:p>
            <text:p text:style-name="P10"><text:span text:style-name="T4"/></text:p>
            <text:p text:style-name="P10"><text:span text:style-name="T4">Utiliza a linguagem de programação C – Sim, retirámos o C++ do nome!</text:span></text:p>
            <text:p text:style-name="P10"><text:span text:style-name="T4"/></text:p>
            <text:p text:style-name="P10"><text:span text:style-name="T4">Base para os módulos seguintes – Não deixem acumular questões!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mplate1">
        <office:forms form:automatic-focus="false" form:apply-design-mode="false"/>
        <draw:rect draw:style-name="gr1" draw:text-style-name="P1" draw:layer="layout" svg:width="17.305cm" svg:height="1.905cm" svg:x="10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6" draw:text-style-name="P8" draw:layer="layout" svg:width="5.912cm" svg:height="1.153cm" svg:x="3.446cm" svg:y="2.281cm">
          <draw:text-box>
            <text:p text:style-name="P2"><text:span text:style-name="T3">Os Objectivos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8" draw:text-style-name="P11" draw:layer="layout" svg:width="18.415cm" svg:height="10.459cm" svg:x="4.984cm" svg:y="6.041cm">
          <draw:text-box>
            <text:p text:style-name="P10"><text:span text:style-name="T4">Perceber o desenvolvimento de Software</text:span></text:p>
            <text:p text:style-name="P10"><text:span text:style-name="T4"/></text:p>
            <text:p text:style-name="P10"><text:span text:style-name="T4">Conseguir delinear um algoritmo</text:span></text:p>
            <text:p text:style-name="P10"><text:span text:style-name="T4"/></text:p>
            <text:p text:style-name="P10"><text:span text:style-name="T4">Usar correctamente álgebra de Boole simples</text:span></text:p>
            <text:p text:style-name="P10"><text:span text:style-name="T4"/></text:p>
            <text:p text:style-name="P10"><text:span text:style-name="T4">Reconhecer a estrutura de um programa em C, as suas características base e conseguir iniciar o desenvolvimento de programas em C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6" draw:text-style-name="P8" draw:layer="layout" svg:width="7.026cm" svg:height="1.153cm" svg:x="3.446cm" svg:y="2.281cm">
          <draw:text-box>
            <text:p text:style-name="P2"><text:span text:style-name="T3">As Metodologias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8" draw:text-style-name="P11" draw:layer="layout" svg:width="18.415cm" svg:height="8.89cm" svg:x="5.715cm" svg:y="6.425cm">
          <draw:text-box>
            <text:p text:style-name="P10"><text:span text:style-name="T4">Prática – Resolução de exercícios</text:span></text:p>
            <text:p text:style-name="P10"><text:span text:style-name="T4"/></text:p>
            <text:p text:style-name="P10"><text:span text:style-name="T4">Prática – Uso das ferramentas</text:span></text:p>
            <text:p text:style-name="P10"><text:span text:style-name="T4"/></text:p>
            <text:p text:style-name="P10"><text:span text:style-name="T4">Prática – Resolução de casos reai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9.305cm" svg:height="1.905cm" svg:x="8cm" svg:y="14.605cm">
          <text:p/>
        </draw:rect>
        <draw:frame draw:style-name="gr6" draw:text-style-name="P8" draw:layer="layout" svg:width="4.13cm" svg:height="1.153cm" svg:x="3.446cm" svg:y="14.981cm">
          <draw:text-box>
            <text:p text:style-name="P2"><text:span text:style-name="T3">Questõe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1-background" style:family="presentation">
      <style:graphic-properties draw:stroke="none" draw:fill="none"/>
      <style:text-properties style:letter-kerning="true"/>
    </style:style>
    <style:style style:name="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1-notes" style:family="presentation">
      <style:graphic-properties draw:stroke="none" draw:fill="none">
        <text:list-style style:name="template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1-outline1" style:family="presentation">
      <style:graphic-properties draw:stroke="none" draw:fill="none">
        <text:list-style style:name="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1-outline2" style:family="presentation" style:parent-style-name="template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1-outline3" style:family="presentation" style:parent-style-name="template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1-outline4" style:family="presentation" style:parent-style-name="template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1-outline5" style:family="presentation" style:parent-style-name="template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1-outline6" style:family="presentation" style:parent-style-name="template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1-outline7" style:family="presentation" style:parent-style-name="template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1-outline8" style:family="presentation" style:parent-style-name="template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1-outline9" style:family="presentation" style:parent-style-name="template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1-subtitle" style:family="presentation">
      <style:graphic-properties draw:stroke="none" draw:fill="none" draw:textarea-vertical-align="middle">
        <text:list-style style:name="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1-title" style:family="presentation">
      <style:graphic-properties draw:stroke="none" draw:fill="none" draw:textarea-vertical-align="middle">
        <text:list-style style:name="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mplate1-backgroundobjects">
      <style:graphic-properties draw:stroke="none" draw:fill="none" draw:fill-color="#ffffff" draw:auto-grow-height="false" fo:min-height="1.397cm"/>
    </style:style>
    <style:style style:name="Mpr3" style:family="presentation" style:parent-style-name="template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emplate1" style:page-layout-name="PM1" draw:style-name="Mdp1">
      <office:forms form:automatic-focus="false" form:apply-design-mode="false"/>
      <draw:frame presentation:style-name="template1-title" draw:layer="backgroundobjects" svg:width="25.199cm" svg:height="3.506cm" svg:x="1.4cm" svg:y="0.837cm" presentation:class="title" presentation:placeholder="true">
        <draw:text-box/>
      </draw:frame>
      <draw:frame presentation:style-name="template1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emplate1-title" draw:layer="backgroundobjects" svg:width="13.968cm" svg:height="10.476cm" svg:x="3.81cm" svg:y="2.123cm" presentation:class="page"/>
        <draw:frame presentation:style-name="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8$Build-9502</meta:generator>
    <meta:creation-date>2010-09-14T15:10:33</meta:creation-date>
    <meta:editing-cycles>7</meta:editing-cycles>
    <meta:editing-duration>PT00H33M39S</meta:editing-duration>
    <meta:initial-creator>Sérgio Lopes </meta:initial-creator>
    <dc:date>2010-09-14T22:28:12</dc:date>
    <dc:creator>Sérgio Lopes </dc:creator>
    <meta:document-statistic meta:object-count="6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Library/Application%20Support/OpenOffice.org/3/user/template/CleanBlocks.otp"/>
  </office:meta>
</office:document-meta>
</file>